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7000000E71651203B806F8900.png" manifest:media-type="image/png"/>
  <manifest:file-entry manifest:full-path="Pictures/100000000000003E0000001EDE235B93DC6B6AD5.png" manifest:media-type="image/png"/>
  <manifest:file-entry manifest:full-path="Pictures/1000020100000500000004F99BD89DA454BB2745.png" manifest:media-type="image/png"/>
  <manifest:file-entry manifest:full-path="Pictures/10000201000005780000041AC1063A4B43A66E97.png" manifest:media-type="image/png"/>
  <manifest:file-entry manifest:full-path="Pictures/100002010000044D00000500A617820A7588C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0" style:family="paragraph">
      <style:paragraph-properties fo:text-align="justify">
        <style:tab-stops/>
      </style:paragraph-properties>
    </style:style>
    <style:style style:name="P21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Carlito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30.11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 Lerm</text:span></text:p>
            <text:p text:style-name="P5"><text:span text:style-name="T2">Florian Aurich</text:span></text:p>
            <text:p text:style-name="P5"><text:span text:style-name="T2">André 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A617820A7588C64D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https://pixabay.com/de/idee-gl%C3%BChbirne-beleuchtet-hell-165168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g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8" draw:text-style-name="P19" draw:layer="layout" svg:width="10.598cm" svg:height="9.8cm" svg:x="1.187cm" svg:y="9.401cm">
          <draw:text-box>
            <text:p text:style-name="P17"><text:span text:style-name="T11"/></text:p>
            <text:p text:style-name="P17"><text:span text:style-name="T11">max likes = 14</text:span></text:p>
            <text:p text:style-name="P17"><text:span text:style-name="T11">max followers = 5</text:span></text:p>
            <text:p text:style-name="P17"><text:span text:style-name="T11">max age = 1814400 </text:span></text:p>
            <text:p text:style-name="P17"><text:span text:style-name="T11"/></text:p>
            <text:p text:style-name="P17"><text:span text:style-name="T11">Hot-ratings:</text:span><text:span text:style-name="T11"><text:tab/></text:span></text:p>
            <text:p text:style-name="P17"><text:span text:style-name="T11">likes = 0.5</text:span></text:p>
            <text:p text:style-name="P17"><text:span text:style-name="T11">followers = 0.3</text:span></text:p>
            <text:p text:style-name="P17"><text:span text:style-name="T11">age = 0.2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presentation:style-name="pr9" draw:text-style-name="P21" draw:layer="layout" svg:width="15.6cm" svg:height="8.8cm" svg:x="10.987cm" svg:y="10.201cm">
          <draw:text-box>
            <text:p text:style-name="P20"><text:span text:style-name="T11">5 / 14 = 0.357</text:span></text:p>
            <text:p text:style-name="P20"><text:span text:style-name="T11">2 / 5 = 0.4</text:span></text:p>
            <text:p text:style-name="P20"><text:span text:style-name="T11">(1814400 - 1036800) / 1814400 <text:s/>= 0.429</text:span></text:p>
            <text:p text:style-name="P1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7"><text:span text:style-name="T11"/></text:p>
            <text:p text:style-name="P17"><text:span text:style-name="T11">0.5 * 0.357</text:span></text:p>
            <text:p text:style-name="P17"><text:span text:style-name="T11">+ 0.3 * 0.4</text:span><text:span text:style-name="T11"><text:tab/></text:span></text:p>
            <text:p text:style-name="P17"><text:span text:style-name="T11">+ 0.2 * 0.429</text:span></text:p>
            <text:p text:style-name="P17"><text:span text:style-name="T11">=&gt; hot-rank = 0,3843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16" draw:text-style-name="P22" draw:layer="layout" svg:width="6.6cm" svg:height="0.962cm" svg:x="20.4cm" svg:y="9.838cm">
          <draw:text-box>
            <text:p><text:span text:style-name="T13">≈ </text:span><text:span text:style-name="T13">1036800 seconds</text:span></text:p>
          </draw:text-box>
        </draw:frame>
        <draw:frame draw:style-name="gr1" draw:text-style-name="P1" draw:layer="layout" svg:width="26.803cm" svg:height="5.737cm" svg:x="0.6cm" svg:y="4.063cm">
          <draw:image xlink:href="Pictures/1000000000000437000000E71651203B806F8900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DE235B93DC6B6A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38:10</text:tim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38:09.542091629</dc:date>
    <meta:editing-duration>PT2H19M32S</meta:editing-duration>
    <meta:editing-cycles>26</meta:editing-cycles>
    <meta:generator>LibreOffice/5.1.4.2$Linux_X86_64 LibreOffice_project/10m0$Build-2</meta:generator>
    <meta:document-statistic meta:object-count="100"/>
  </office:meta>
</office:document-meta>
</file>